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cfff7" officeooo:paragraph-rsid="001cfff7" style:font-size-asian="20pt" style:font-size-complex="20pt"/>
    </style:style>
    <style:style style:name="P2" style:family="paragraph" style:parent-style-name="Standard">
      <style:paragraph-properties fo:text-align="center" style:justify-single-word="false"/>
      <style:text-properties fo:font-size="20pt" fo:font-weight="bold" officeooo:rsid="001cfff7" officeooo:paragraph-rsid="001cfff7"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8pt" officeooo:rsid="001b13fa" officeooo:paragraph-rsid="001b13fa" style:font-size-asian="18pt" style:font-size-complex="18pt"/>
    </style:style>
    <style:style style:name="P4" style:family="paragraph" style:parent-style-name="Standard">
      <style:paragraph-properties fo:text-align="center" style:justify-single-word="false"/>
      <style:text-properties fo:font-size="18pt" officeooo:rsid="001b13fa" officeooo:paragraph-rsid="001b13fa" style:font-size-asian="15.75pt" style:font-size-complex="18pt"/>
    </style:style>
    <style:style style:name="P5" style:family="paragraph" style:parent-style-name="Standard">
      <style:paragraph-properties fo:text-align="center" style:justify-single-word="false"/>
      <style:text-properties fo:font-size="22pt" officeooo:rsid="001b13fa" officeooo:paragraph-rsid="001b13fa" style:font-size-asian="19.25pt" style:font-size-complex="22pt"/>
    </style:style>
    <style:style style:name="P6" style:family="paragraph" style:parent-style-name="Standard">
      <style:paragraph-properties fo:text-align="center" style:justify-single-word="false"/>
      <style:text-properties fo:font-size="16pt" officeooo:rsid="001cfff7" officeooo:paragraph-rsid="001cfff7" style:font-size-asian="16pt" style:font-size-complex="16pt"/>
    </style:style>
    <style:style style:name="P7" style:family="paragraph" style:parent-style-name="Standard">
      <style:paragraph-properties fo:text-align="center" style:justify-single-word="false"/>
      <style:text-properties fo:font-size="14pt" officeooo:rsid="001cfff7" officeooo:paragraph-rsid="001cfff7" style:font-size-asian="14pt" style:font-size-complex="14pt"/>
    </style:style>
    <style:style style:name="P8" style:family="paragraph" style:parent-style-name="Standard">
      <style:paragraph-properties fo:text-align="center" style:justify-single-word="false"/>
      <style:text-properties fo:font-size="14pt" fo:font-weight="bold" officeooo:rsid="001cfff7" officeooo:paragraph-rsid="001cfff7"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3pt" officeooo:rsid="001b13fa" officeooo:paragraph-rsid="001b13fa" style:font-size-asian="23pt" style:font-size-complex="23pt"/>
    </style:style>
    <style:style style:name="P10"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fo:font-size="18pt" fo:font-weight="bold" officeooo:rsid="001f6ef4" officeooo:paragraph-rsid="001f6ef4" style:font-size-asian="18pt" style:font-weight-asian="bold" style:font-size-complex="18pt" style:font-weight-complex="bold"/>
    </style:style>
    <style:style style:name="P11"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fo:font-size="16pt" fo:font-weight="bold" officeooo:rsid="001f6ef4" officeooo:paragraph-rsid="001f6ef4" style:font-size-asian="16pt" style:font-weight-asian="bold" style:font-size-complex="16pt" style:font-weight-complex="bold"/>
    </style:style>
    <style:style style:name="P12"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fo:font-size="16pt" fo:font-weight="bold" officeooo:rsid="001f6ef4" officeooo:paragraph-rsid="001f6ef4" style:font-size-asian="16pt" style:font-weight-asian="bold" style:font-size-complex="16pt" style:font-weight-complex="bold"/>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6pt" fo:font-weight="bold" officeooo:rsid="001f6ef4" officeooo:paragraph-rsid="001f6ef4" style:font-size-asian="16pt" style:font-weight-asian="bold" style:font-size-complex="16pt" style:font-weight-complex="bold"/>
    </style:style>
    <style:style style:name="P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210948"/>
    </style:style>
    <style:style style:name="P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238089"/>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260eca"/>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8pt" fo:font-style="italic" fo:font-weight="normal" officeooo:rsid="001f6ef4" officeooo:paragraph-rsid="00210948" style:font-size-asian="18pt" style:font-style-asian="italic" style:font-weight-asian="normal" style:font-size-complex="18pt" style:font-style-complex="italic" style:font-weight-complex="normal"/>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260eca"/>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331f07"/>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6pt" fo:font-weight="bold" officeooo:rsid="001f6ef4" officeooo:paragraph-rsid="001f6ef4" style:font-size-asian="16pt" style:font-weight-asian="bold" style:font-size-complex="16pt" style:font-weight-complex="bold"/>
    </style:style>
    <style:style style:name="T1" style:family="text">
      <style:text-properties fo:font-size="18pt" fo:font-weight="bold" officeooo:rsid="001f6ef4"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style:text-position="super 58%" fo:font-weight="bold" style:font-weight-asian="bold" style:font-weight-complex="bold"/>
    </style:style>
    <style:style style:name="T4" style:family="text">
      <style:text-properties fo:font-size="12pt" fo:font-weight="bold" officeooo:rsid="001f6ef4" style:font-size-asian="12pt" style:font-weight-asian="bold" style:font-size-complex="12pt" style:font-weight-complex="bold"/>
    </style:style>
    <style:style style:name="T5" style:family="text">
      <style:text-properties fo:font-size="12pt" fo:font-style="italic" fo:font-weight="normal" officeooo:rsid="00210948" style:font-size-asian="12pt" style:font-style-asian="italic" style:font-weight-asian="normal" style:font-size-complex="12pt" style:font-style-complex="italic" style:font-weight-complex="normal"/>
    </style:style>
    <style:style style:name="T6" style:family="text">
      <style:text-properties fo:font-size="12pt" fo:font-style="italic" fo:font-weight="normal" officeooo:rsid="00238089" style:font-size-asian="12pt" style:font-style-asian="italic" style:font-weight-asian="normal" style:font-size-complex="12pt" style:font-style-complex="italic" style:font-weight-complex="normal"/>
    </style:style>
    <style:style style:name="T7" style:family="text">
      <style:text-properties fo:font-size="12pt" fo:font-style="italic" fo:font-weight="normal" officeooo:rsid="00226db7" style:font-size-asian="12pt" style:font-style-asian="italic" style:font-weight-asian="normal" style:font-size-complex="12pt" style:font-style-complex="italic" style:font-weight-complex="normal"/>
    </style:style>
    <style:style style:name="T8" style:family="text">
      <style:text-properties fo:font-size="12pt" fo:font-style="italic" fo:font-weight="normal" officeooo:rsid="00235681" style:font-size-asian="12pt" style:font-style-asian="italic" style:font-weight-asian="normal" style:font-size-complex="12pt" style:font-style-complex="italic" style:font-weight-complex="normal"/>
    </style:style>
    <style:style style:name="T9" style:family="text">
      <style:text-properties fo:font-size="12pt" fo:font-style="italic" fo:font-weight="normal" officeooo:rsid="002f8c93" style:font-size-asian="12pt" style:font-style-asian="italic" style:font-weight-asian="normal" style:font-size-complex="12pt" style:font-style-complex="italic" style:font-weight-complex="normal"/>
    </style:style>
    <style:style style:name="T10" style:family="text">
      <style:text-properties fo:font-size="12pt" fo:font-style="italic" fo:font-weight="normal" officeooo:rsid="00280431" style:font-size-asian="10.5pt" style:font-style-asian="italic" style:font-weight-asian="normal" style:font-size-complex="12pt" style:font-style-complex="italic" style:font-weight-complex="normal"/>
    </style:style>
    <style:style style:name="T11" style:family="text">
      <style:text-properties fo:font-size="12pt" fo:font-style="italic" fo:font-weight="normal" officeooo:rsid="002b0529" style:font-size-asian="10.5pt" style:font-style-asian="italic" style:font-weight-asian="normal" style:font-size-complex="12pt" style:font-style-complex="italic" style:font-weight-complex="normal"/>
    </style:style>
    <style:style style:name="T12" style:family="text">
      <style:text-properties fo:font-size="12pt" fo:font-weight="normal" officeooo:rsid="00238089" style:font-size-asian="10.5pt" style:font-weight-asian="normal" style:font-size-complex="12pt" style:font-weight-complex="normal"/>
    </style:style>
    <style:style style:name="T13" style:family="text">
      <style:text-properties fo:font-size="12pt" fo:font-weight="normal" officeooo:rsid="0023ff09" style:font-size-asian="10.5pt" style:font-weight-asian="normal" style:font-size-complex="12pt" style:font-weight-complex="normal"/>
    </style:style>
    <style:style style:name="T14" style:family="text">
      <style:text-properties fo:font-size="12pt" fo:font-weight="normal" officeooo:rsid="0025eaea" style:font-size-asian="10.5pt" style:font-weight-asian="normal" style:font-size-complex="12pt" style:font-weight-complex="normal"/>
    </style:style>
    <style:style style:name="T15" style:family="text">
      <style:text-properties fo:font-size="12pt" fo:font-weight="normal" officeooo:rsid="00260eca" style:font-size-asian="10.5pt" style:font-weight-asian="normal" style:font-size-complex="12pt" style:font-weight-complex="normal"/>
    </style:style>
    <style:style style:name="T16" style:family="text">
      <style:text-properties fo:font-size="12pt" fo:font-weight="normal" officeooo:rsid="0026df9b" style:font-size-asian="10.5pt" style:font-weight-asian="normal" style:font-size-complex="12pt" style:font-weight-complex="normal"/>
    </style:style>
    <style:style style:name="T17" style:family="text">
      <style:text-properties fo:font-size="12pt" fo:font-weight="normal" officeooo:rsid="0027621e" style:font-size-asian="10.5pt" style:font-weight-asian="normal" style:font-size-complex="12pt" style:font-weight-complex="normal"/>
    </style:style>
    <style:style style:name="T18" style:family="text">
      <style:text-properties fo:font-size="12pt" fo:font-weight="normal" officeooo:rsid="00280431" style:font-size-asian="10.5pt" style:font-weight-asian="normal" style:font-size-complex="12pt" style:font-weight-complex="normal"/>
    </style:style>
    <style:style style:name="T19" style:family="text">
      <style:text-properties fo:font-size="12pt" fo:font-weight="normal" officeooo:rsid="002f8c93" style:font-size-asian="10.5pt" style:font-weight-asian="normal" style:font-size-complex="12pt" style:font-weight-complex="normal"/>
    </style:style>
    <style:style style:name="T20" style:family="text">
      <style:text-properties fo:font-size="12pt" fo:font-weight="normal" officeooo:rsid="0034ef02" style:font-size-asian="10.5pt" style:font-weight-asian="normal" style:font-size-complex="12pt" style:font-weight-complex="normal"/>
    </style:style>
    <style:style style:name="T21" style:family="text">
      <style:text-properties fo:font-size="12pt" fo:font-weight="normal" officeooo:rsid="0035c273" style:font-size-asian="10.5pt" style:font-weight-asian="normal" style:font-size-complex="12pt" style:font-weight-complex="normal"/>
    </style:style>
    <style:style style:name="T22" style:family="text">
      <style:text-properties fo:font-size="12pt" fo:font-style="normal" fo:font-weight="normal" officeooo:rsid="00280431"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2b0529"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2b2f45"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2bef98"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300a15"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312934"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378a31"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386b28" style:font-size-asian="10.5pt" style:font-style-asian="normal" style:font-weight-asian="normal" style:font-size-complex="12pt" style:font-style-complex="normal" style:font-weight-complex="normal"/>
    </style:style>
    <style:style style:name="T30" style:family="text">
      <style:text-properties fo:font-size="14pt" fo:font-weight="bold" officeooo:rsid="001f6ef4" style:font-size-asian="14pt" style:font-weight-asian="bold" style:font-size-complex="14pt" style:font-weight-complex="bold"/>
    </style:style>
    <style:style style:name="T31" style:family="text">
      <style:text-properties fo:font-size="16pt" fo:font-weight="bold" officeooo:rsid="001f6ef4" style:font-size-asian="16pt" style:font-weight-asian="bold" style:font-size-complex="16pt" style:font-weight-complex="bold"/>
    </style:style>
    <style:style style:name="T32" style:family="text">
      <style:text-properties fo:color="#808080" fo:font-size="12pt" style:text-underline-style="none" style:font-size-asian="12pt" style:font-size-complex="12pt"/>
    </style:style>
    <style:style style:name="T33" style:family="text">
      <style:text-properties fo:color="#333333" fo:font-size="12pt" style:text-underline-style="none" style:font-size-asian="12pt" style:font-size-complex="12pt"/>
    </style:style>
    <style:style style:name="T34" style:family="text">
      <style:text-properties fo:color="#333333"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1</text:span><text:span text:style-name="T3">o</text:span><text:span text:style-name="T2"> Trabalho prático de Inteligência Artificial</text:span></text:p>
      <text:p text:style-name="P2">Avaliação Experimental de Agentes Inteligentes</text:p>
      <text:p text:style-name="P9"/>
      <text:p text:style-name="P8">Lamartine Cabral, Silvio E. Sales</text:p>
      <text:p text:style-name="P5"/>
      <text:p text:style-name="P7">¹Centro de Ciência e Tecnologia – Universidade Estadual do Ceará</text:p>
      <text:p text:style-name="P4"/>
      <text:p text:style-name="P6"><text:a xlink:type="simple" xlink:href="mailto:silvio.eduardo@aluno.uece.br" text:style-name="Internet_20_link" text:visited-style-name="Visited_20_Internet_20_Link"><text:span text:style-name="T32">s</text:span></text:a><text:a xlink:type="simple" xlink:href="mailto:silvio.eduardo@aluno.uece.br" text:style-name="Internet_20_link" text:visited-style-name="Visited_20_Internet_20_Link"><text:span text:style-name="T33">ilvio.eduardo@aluno.uece.br</text:span></text:a><text:span text:style-name="T34">, lamartine.cabral@aluno.uece.br</text:span></text:p>
      <text:p text:style-name="P12"/>
      <text:p text:style-name="P11"/>
      <text:p text:style-name="P11"/>
      <text:p text:style-name="P11"/>
      <text:p text:style-name="P14"><text:span text:style-name="T31"><text:tab/></text:span><text:span text:style-name="T30">Resumo</text:span><text:span text:style-name="T31">.</text:span><text:span text:style-name="T1"> </text:span><text:span text:style-name="T4"><text:s/></text:span><text:span text:style-name="T5">Neste trabalho abordaremos conceitos fundamentais para o compreendimento </text:span><text:span text:style-name="T6">d</text:span><text:span text:style-name="T9">os fundamentos </text:span><text:span text:style-name="T5">da Inteligência Artificial como subárea da Ciência da Computação, através do estudo de Agentes Inteligentes</text:span><text:span text:style-name="T7">, </text:span><text:span text:style-name="T5">sua forma mais básica, </text:span><text:span text:style-name="T8">seus ambientes, medidas de desempenho,</text:span><text:span text:style-name="T5"> até modelos </text:span><text:span text:style-name="T7">intermediários </text:span><text:span text:style-name="T8">utilitários, bem como Agentes de Aprendizagem. </text:span><text:span text:style-name="T5">Exemplos práticos e o uso da <text:s/>plataforma NetLogo auxiliarão no compreendimento dos conceitos </text:span><text:span text:style-name="T7">e suas aplicações no cotidiano</text:span><text:span text:style-name="T5">, como é o objetivo principal deste trabalho.</text:span></text:p>
      <text:p text:style-name="P17"/>
      <text:p text:style-name="P17"/>
      <text:p text:style-name="P13">1. Introdução</text:p>
      <text:p text:style-name="P13"><text:tab/></text:p>
      <text:p text:style-name="P15"><text:span text:style-name="T12"><text:tab/>Um Agente Inteligente é caracterizado por suas ferramentas e tarefas. O que se faz com as entradas percebidas pelos seus sensores e como essas percepções </text:span><text:span text:style-name="T13">são processadas é o que principalmente diferencia os vários tipos de Agentes. De um simples robô aspirador de pó, passando por algoritmos de recomendação e até carros e drones autônomos, todos têm em comum, no nível mais básico, a Função do Agente, que é o comportamento matemático abstrato do agente, e um Programa Agente que é o sistema concreto onde ele será implementado [Norving and Russel</text:span><text:span text:style-name="T21">l</text:span><text:span text:style-name="T13"> 2014]. </text:span></text:p>
      <text:p text:style-name="P13"/>
      <text:p text:style-name="P13"/>
      <text:p text:style-name="P13">2. Agentes Inteligentes</text:p>
      <text:p text:style-name="P13"/>
      <text:p text:style-name="P19"><text:span text:style-name="T31"><text:tab/></text:span><text:span text:style-name="T14">De forma geral, um Agente é qualquer coisa que possa </text:span><text:span text:style-name="T19">perceber o</text:span><text:span text:style-name="T14"> seu devido ambiente através de sensores e que </text:span><text:span text:style-name="T20">atue</text:span><text:span text:style-name="T14"> nesse mesmo ambiente através de atuadores. </text:span><text:span text:style-name="T13">[Norving and Russel</text:span><text:span text:style-name="T21">l</text:span><text:span text:style-name="T13"> 2014, </text:span><text:span text:style-name="T20">p. 34</text:span><text:span text:style-name="T13">].</text:span><text:span text:style-name="T14"> Em particular, nós humanos, por exemplo, podemos ser caracterizados como agentes não artificiais. O mesmo não pode ser dito para robôs e algoritmos, que além de agentes artificiais, também podem ser caracterizados como agentes racionais, a depender </text:span><text:span text:style-name="T15">do seu comportamento e do estado do ambiente em que atua. </text:span></text:p>
      <text:p text:style-name="P16"><text:span text:style-name="T15"><text:tab/>Um a</text:span><text:span text:style-name="T16">g</text:span><text:span text:style-name="T15">ente racional é aquele que faz a coisa certa, isto é, o que foi projetado a fazer. </text:span><text:span text:style-name="T16">Em alguns casos é mais simples medir se o agente está agindo como desejado ou não: é fácil ver medidas de desempenho satisfatórias para um carro autônomo, por exemplo, ou um robô aspirador</text:span><text:span text:style-name="T15">. </text:span><text:span text:style-name="T16">Já para outros sistemas, é mais complexo, pois não há parâmetros muito claros. O ser humano, por exemplo, pode ser caracterizado como um agente racional, mas como medir se ele está fazendo o </text:span><text:soft-page-break/><text:span text:style-name="T16">que foi projetado a fazer?</text:span><text:span text:style-name="T15"> Para mensurar isso, </text:span><text:span text:style-name="T16">no caso de agentes racionais artificiais, </text:span><text:span text:style-name="T15">observa-se o seu desempenho </text:span><text:span text:style-name="T16">atravé</text:span><text:span text:style-name="T15">s </text:span><text:span text:style-name="T16">dos</text:span><text:span text:style-name="T15"> estados observados </text:span><text:span text:style-name="T16">no</text:span><text:span text:style-name="T15"> ambiente </text:span><text:span text:style-name="T16">que o contêm</text:span><text:span text:style-name="T15">, e não pelo</text:span><text:span text:style-name="T16">s seus estados</text:span><text:span text:style-name="T15">. O resultado da atuação do agente no ambiente é que nos diz se </text:span><text:span text:style-name="T16">ele</text:span><text:span text:style-name="T15"> está agindo corretamente. Não é possível medir a performance do agente através dos seus próprios estados, pois ele pode atribuir a si um desempenho </text:span><text:span text:style-name="T17">inexistente</text:span><text:span text:style-name="T15">, </text:span><text:span text:style-name="T17">onde</text:span><text:span text:style-name="T15"> </text:span><text:span text:style-name="T17">a percepção dos parâmetros pode ser deturpada, porque é uma estimativa suspeita </text:span><text:span text:style-name="T18">e trata-se de um agente racional</text:span><text:span text:style-name="T17">. Seria preciso observar o chão, no caso do aspirador de pó, para estimar o quanto de poeira limpou, o tempo, o gasto de energia e inferir, através dessas e outras informações, o seu real desempenho. </text:span></text:p>
      <text:p text:style-name="P16"><text:span text:style-name="T17"><text:tab/></text:span><text:span text:style-name="T18">Um ambiente de tarefas é uma especificação das medidas de performance, do ambiente, os atuadores e sensores do agente. Usamos o acrônimo P.E.A.S. (</text:span><text:span text:style-name="T10">Performance, Environment, Actuators, Sensors) </text:span><text:span text:style-name="T22">como referência a esse ambiente. </text:span><text:span text:style-name="T10">Performance</text:span><text:span text:style-name="T22"> designa, objetivamente, as qualidades desejadas do sistema, considerando custo-benefício. </text:span><text:span text:style-name="T10">Environment</text:span><text:span text:style-name="T22"> sugere o ambiente de atuação do agente em questão que, por sua vez, possui</text:span><text:span text:style-name="T10"> Actuators e Sensors </text:span><text:span text:style-name="T22">que são </text:span><text:span text:style-name="T23">mecanismos de reação aos sensores e mecanismos de entrada de dados ou percepção, respectivamente</text:span><text:span text:style-name="T11">. </text:span><text:span text:style-name="T23">Em particular, no caso de um táxi autônomo, o seu ambiente de tarefas é definido por: Medidas de performance como economia de combustível, passageiros satisfeitos, seguros, rotas seguras e otimizadas em ambientes de estrada, urbano, estradas de pedras; sendo controlado por um painel, volante e alarmes que o permite atuar nesse ambiente através </text:span><text:span text:style-name="T24">das rodas, faróis, câmeras e sensores de calor e movimento. Outro exemplo seria um algoritmo de recomendação que poderia ser mensurado através da confirmação, por parte do cliente, da sua recomendação, da taxa de acerto em recomendações, novas recomendações precisas com menos informações, em ambientes diversos: web, intranet, streaming, onde atua nesse ambiente expondo recomendações como saída de dados, geralmente em uma tela e </text:span><text:span text:style-name="T25">recebendo</text:span><text:span text:style-name="T24"> requisições dos clientes que usam a plataforma e disponibiliza informação </text:span><text:span text:style-name="T25">a ser percebida e processada.</text:span></text:p>
      <text:p text:style-name="P16"><text:span text:style-name="T25"><text:tab/></text:span><text:span text:style-name="T26">Um programa agente implementa uma função do agente, em uma arquitetura de dispositivos e usa os sensores e atuadores dessa arquitetura. </text:span><text:span text:style-name="T27">A estrutura básica de um programa agente consiste em receber a informação atual como entrada pelos sensores e dar uma resposta através dos atuadores. Diferentemente de uma função agente, que processa toda um cadeia de percepções. No caso de um Agente de Aprendizagem, este possui um sistema razoavelmente sofisticado de tratamento de entradas envolvendo elementos de aprendizagem que indicam como o elemento de performance <text:s/>irá modificar o sistema, baseado no comportamento do Crítico e nas sugestões do gerador de problemas. Os outros tipos de programas de agentes não são capazes de aprender com o ambiente e ter uma leitura mais fiel, porém conseguem produzir respostas simples, considerar um modelo, estabelecer objetivos e aumentar as probabilidades de sucesso, através da utilidade. </text:span><text:span text:style-name="T28">É possível ter uma noção da variabilidade de agentes através de suas arquiteturas, que pode ser, por exemplo, uma arquitetura reativa simples, cujo o agente define suas ações em tempo real sem o armazenamento de qualquer representação do ambiente e não utiliza racionalidade complexa. Ou, também, uma arquitetura deliberativa, onde o agente cognitivo tem uma representação simbólica do ambiente e suas decisões são tomadas </text:span><text:span text:style-name="T29">baseados em um processo lógico.</text:span></text:p>
      <text:p text:style-name="P16"><text:span text:style-name="T27"/></text:p>
      <text:p text:style-name="P16"><text:span text:style-name="T27"/></text:p>
      <text:p text:style-name="P13">3. Metodologia</text:p>
      <text:p text:style-name="P13"/>
      <text:p text:style-name="P13"/>
      <text:p text:style-name="P13"/>
      <text:p text:style-name="P13">4. Resultados</text:p>
      <text:p text:style-name="P13"/>
      <text:p text:style-name="P13">4.1 Comentários sobre os resultados</text:p>
      <text:p text:style-name="P13"/>
      <text:p text:style-name="P13"><text:soft-page-break/>Referências</text:p>
      <text:p text:style-name="P13"/>
      <text:p text:style-name="P13">Anexos</text:p>
      <text:p text:style-name="P11"/>
      <text:p text:style-name="P10"/>
      <text:p text:style-name="P10"/>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7T13:45:00.094035258</meta:creation-date>
    <dc:date>2021-05-09T01:56:48.416055977</dc:date>
    <meta:editing-duration>PT13H20M17S</meta:editing-duration>
    <meta:editing-cycles>19</meta:editing-cycles>
    <meta:generator>LibreOffice/6.4.6.2$Linux_X86_64 LibreOffice_project/40$Build-2</meta:generator>
    <meta:document-statistic meta:table-count="0" meta:image-count="0" meta:object-count="0" meta:page-count="3" meta:paragraph-count="19" meta:word-count="914" meta:character-count="5963" meta:non-whitespace-character-count="5054"/>
  </office:meta>
</office:document-meta>
</file>